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4000000825F375E9152D6AB0C.png" manifest:media-type="image/png"/>
  <manifest:file-entry manifest:full-path="Pictures/1000140E000010810000105491C4FC43005B688D.svg" manifest:media-type="image/svg+xml"/>
  <manifest:file-entry manifest:full-path="Pictures/10000201000000EF000000F2D4F9C407F3020307.png" manifest:media-type="image/png"/>
  <manifest:file-entry manifest:full-path="Pictures/10001BE00000178E00000D6E7340038C5EC85676.svg" manifest:media-type="image/svg+xml"/>
  <manifest:file-entry manifest:full-path="Pictures/100002010000005200000030AA6F456FD38B4DF7.png" manifest:media-type="image/png"/>
  <manifest:file-entry manifest:full-path="Pictures/10000201000000E400000082F815828E759406B7.png" manifest:media-type="image/png"/>
  <manifest:file-entry manifest:full-path="Pictures/10000201000000A00000009E00E182FA603DBAA2.png" manifest:media-type="image/png"/>
  <manifest:file-entry manifest:full-path="Pictures/10001D5B0000178E00000D6EA711CFF63A55B4FE.svg" manifest:media-type="image/svg+xml"/>
  <manifest:file-entry manifest:full-path="Pictures/1000197900001081000010546FE9C7675445AF13.svg" manifest:media-type="image/svg+xml"/>
  <manifest:file-entry manifest:full-path="Pictures/10000201000000A00000009E662686031ACCE643.png" manifest:media-type="image/png"/>
  <manifest:file-entry manifest:full-path="Pictures/100002E200000887000004FFF2D24DAA1030CB1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11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ize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8.596cm" svg:height="4.9cm" svg:x="0.998cm" svg:y="0.7cm">
          <draw:image xlink:href="Pictures/10001D5B0000178E00000D6EA711CFF63A55B4FE.svg" xlink:type="simple" xlink:show="embed" xlink:actuate="onLoad">
            <text:p/>
          </draw:image>
          <draw:image xlink:href="Pictures/10000201000000E400000082F815828E759406B7.png" xlink:type="simple" xlink:show="embed" xlink:actuate="onLoad"/>
        </draw:frame>
        <draw:frame draw:style-name="gr1" draw:text-style-name="P1" draw:layer="layout" svg:width="8.42cm" svg:height="4.8cm" svg:x="10.98cm" svg:y="0.8cm">
          <draw:image xlink:href="Pictures/10001BE00000178E00000D6E7340038C5EC85676.svg" xlink:type="simple" xlink:show="embed" xlink:actuate="onLoad">
            <text:p/>
          </draw:image>
          <draw:image xlink:href="Pictures/10000201000000E4000000825F375E9152D6AB0C.png" xlink:type="simple" xlink:show="embed" xlink:actuate="onLoad"/>
        </draw:frame>
        <draw:frame draw:style-name="gr1" draw:text-style-name="P1" draw:layer="layout" svg:width="4.753cm" svg:height="4.702cm" svg:x="14.349cm" svg:y="0.798cm">
          <draw:image xlink:href="Pictures/1000140E000010810000105491C4FC43005B688D.svg" xlink:type="simple" xlink:show="embed" xlink:actuate="onLoad">
            <text:p/>
          </draw:image>
          <draw:image xlink:href="Pictures/10000201000000A00000009E00E182FA603DBAA2.png" xlink:type="simple" xlink:show="embed" xlink:actuate="onLoad"/>
        </draw:frame>
        <draw:frame draw:style-name="gr2" draw:text-style-name="P2" draw:layer="layout" svg:width="4.6cm" svg:height="4.551cm" svg:x="4.449cm" svg:y="0.8cm">
          <draw:image xlink:href="Pictures/1000197900001081000010546FE9C7675445AF13.svg" xlink:type="simple" xlink:show="embed" xlink:actuate="onLoad">
            <text:p text:style-name="P2"/>
          </draw:image>
          <draw:image xlink:href="Pictures/10000201000000A00000009E662686031ACCE643.png" xlink:type="simple" xlink:show="embed" xlink:actuate="onLoad"/>
        </draw:frame>
        <draw:frame draw:style-name="gr2" draw:text-style-name="P3" draw:layer="layout" svg:width="2.876cm" svg:height="1.64cm" svg:x="5.249cm" svg:y="2.6cm">
          <draw:image xlink:href="Pictures/10001BE00000178E00000D6E7340038C5EC85676.svg" xlink:type="simple" xlink:show="embed" xlink:actuate="onLoad">
            <text:p text:style-name="P3"/>
          </draw:image>
          <draw:image xlink:href="Pictures/10000201000000E4000000825F375E9152D6AB0C.png" xlink:type="simple" xlink:show="embed" xlink:actuate="onLoad"/>
        </draw:frame>
        <draw:frame draw:style-name="gr2" draw:text-style-name="P2" draw:layer="layout" svg:width="3.509cm" svg:height="2cm" svg:x="14.94cm" svg:y="2.8cm">
          <draw:image xlink:href="Pictures/10001D5B0000178E00000D6EA711CFF63A55B4FE.svg" xlink:type="simple" xlink:show="embed" xlink:actuate="onLoad">
            <text:p text:style-name="P2"/>
          </draw:image>
          <draw:image xlink:href="Pictures/10000201000000E400000082F815828E759406B7.png" xlink:type="simple" xlink:show="embed" xlink:actuate="onLoad"/>
        </draw:frame>
        <draw:frame draw:style-name="gr3" draw:text-style-name="P5" draw:layer="layout" svg:width="3.592cm" svg:height="1.115cm" svg:x="4.857cm" svg:y="1.5cm">
          <draw:text-box>
            <text:p text:style-name="P4"><text:span text:style-name="T1">Application server</text:span></text:p>
            <text:p text:style-name="P4"><text:span text:style-name="T1">Django (Python)</text:span></text:p>
          </draw:text-box>
        </draw:frame>
        <draw:frame draw:style-name="gr3" draw:text-style-name="P5" draw:layer="layout" svg:width="2.598cm" svg:height="1.115cm" svg:x="5.349cm" svg:y="2.7cm">
          <draw:text-box>
            <text:p text:style-name="P4"><text:span text:style-name="T1">Server www</text:span></text:p>
            <text:p text:style-name="P4"><text:span text:style-name="T1">NGINX</text:span></text:p>
          </draw:text-box>
        </draw:frame>
        <draw:frame draw:style-name="gr3" draw:text-style-name="P7" draw:layer="layout" svg:width="3.097cm" svg:height="0.962cm" svg:x="1.649cm" svg:y="1.438cm">
          <draw:text-box>
            <text:p text:style-name="P6">SERVER</text:p>
          </draw:text-box>
        </draw:frame>
        <draw:frame draw:style-name="gr3" draw:text-style-name="P7" draw:layer="layout" svg:width="2.758cm" svg:height="0.962cm" svg:x="11.691cm" svg:y="1.438cm">
          <draw:text-box>
            <text:p text:style-name="P6">CLIENT</text:p>
          </draw:text-box>
        </draw:frame>
        <draw:frame draw:style-name="gr3" draw:text-style-name="P9" draw:layer="layout" svg:width="3.321cm" svg:height="0.683cm" svg:x="14.949cm" svg:y="1.617cm">
          <draw:text-box>
            <text:p text:style-name="P8"><text:span text:style-name="T1">Interne</text:span><text:span text:style-name="T1">t </text:span><text:span text:style-name="T1">browse</text:span><text:span text:style-name="T1">r</text:span></text:p>
          </draw:text-box>
        </draw:frame>
        <draw:frame draw:style-name="gr3" draw:text-style-name="P5" draw:layer="layout" svg:width="2.928cm" svg:height="1.547cm" svg:x="15.149cm" svg:y="2.9cm">
          <draw:text-box>
            <text:p text:style-name="P10"><text:span text:style-name="T1">User </text:span><text:span text:style-name="T1">interface</text:span></text:p>
            <text:p text:style-name="P10"><text:span text:style-name="T1">(AngularJS,</text:span></text:p>
            <text:p text:style-name="P10"><text:span text:style-name="T1">HTML5)</text:span></text:p>
          </draw:text-box>
        </draw:frame>
        <draw:frame draw:style-name="gr1" draw:text-style-name="P1" draw:layer="layout" svg:width="2.074cm" svg:height="2.1cm" svg:x="1.775cm" svg:y="2.5cm">
          <draw:image xlink:href="Pictures/10000201000000EF000000F2D4F9C407F3020307.png" xlink:type="simple" xlink:show="embed" xlink:actuate="onLoad">
            <text:p/>
          </draw:image>
        </draw:frame>
        <draw:frame draw:style-name="gr3" draw:text-style-name="P5" draw:layer="layout" svg:width="2.301cm" svg:height="1.115cm" svg:x="1.648cm" svg:y="2.685cm">
          <draw:text-box>
            <text:p text:style-name="P10"><text:span text:style-name="T1">Database</text:span><text:span text:style-name="T1"><text:line-break/></text:span><text:span text:style-name="T1">(Postgres)</text:span></text:p>
          </draw:text-box>
        </draw:frame>
        <draw:frame draw:style-name="gr1" draw:text-style-name="P1" draw:layer="layout" svg:width="3.915cm" svg:height="1.278cm" svg:x="11.034cm" svg:y="2.802cm">
          <draw:image xlink:href="Pictures/100002E200000887000004FFF2D24DAA1030CB10.svg" xlink:type="simple" xlink:show="embed" xlink:actuate="onLoad">
            <text:p/>
          </draw:image>
          <draw:image xlink:href="Pictures/100002010000005200000030AA6F456FD38B4DF7.png" xlink:type="simple" xlink:show="embed" xlink:actuate="onLoad"/>
        </draw:frame>
        <draw:frame draw:style-name="gr1" draw:text-style-name="P1" draw:layer="layout" svg:width="3.915cm" svg:height="1.278cm" draw:transform="rotate (-3.14159265358979) translate (11.364cm 4.078cm)">
          <draw:image xlink:href="Pictures/100002E200000887000004FFF2D24DAA1030CB10.svg" xlink:type="simple" xlink:show="embed" xlink:actuate="onLoad">
            <text:p/>
          </draw:image>
          <draw:image xlink:href="Pictures/100002010000005200000030AA6F456FD38B4DF7.png" xlink:type="simple" xlink:show="embed" xlink:actuate="onLoad"/>
        </draw:frame>
        <draw:frame draw:style-name="gr1" draw:text-style-name="P1" draw:layer="layout" svg:width="0.626cm" svg:height="0.499cm" svg:x="4.323cm" svg:y="3.201cm">
          <draw:image xlink:href="Pictures/100002E200000887000004FFF2D24DAA1030CB10.svg" xlink:type="simple" xlink:show="embed" xlink:actuate="onLoad">
            <text:p/>
          </draw:image>
          <draw:image xlink:href="Pictures/100002010000005200000030AA6F456FD38B4DF7.png" xlink:type="simple" xlink:show="embed" xlink:actuate="onLoad"/>
        </draw:frame>
        <draw:frame draw:style-name="gr1" draw:text-style-name="P1" draw:layer="layout" svg:width="0.626cm" svg:height="0.499cm" draw:transform="rotate (-3.14159265358979) translate (4.375cm 3.699cm)">
          <draw:image xlink:href="Pictures/100002E200000887000004FFF2D24DAA1030CB10.svg" xlink:type="simple" xlink:show="embed" xlink:actuate="onLoad">
            <text:p/>
          </draw:image>
          <draw:image xlink:href="Pictures/100002010000005200000030AA6F456FD38B4DF7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0.4cm" fo:margin-left="0.4cm" fo:margin-right="0.4cm" fo:page-width="20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9T19:41:41.602863928</meta:creation-date>
    <dc:date>2017-04-09T22:58:26.929014340</dc:date>
    <meta:editing-duration>PT16M13S</meta:editing-duration>
    <meta:editing-cycles>3</meta:editing-cycles>
    <meta:generator>LibreOffice/5.1.6.2$Linux_X86_64 LibreOffice_project/10m0$Build-2</meta:generator>
    <meta:document-statistic meta:object-count="18"/>
  </office:meta>
</office:document-meta>
</file>